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DateFormat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mpleDateFormat.format( java . util . Date var0 , java . lang . StringBuffer var1 , java . text . FieldPosition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mpleDateFormat.applyLocalizedPatter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mpleDateFormat.parse( java . lang . String var0 , java . text . ParsePosition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mpleDateFormat.get2DigitYear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mpleDateFormat.applyPatter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mpleDateFormat.equals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mpleDateFormat.SimpleDateFormat( java . lang . String var0 , java . util . Locale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mpleDateFormat.getDateFormatSymbo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mpleDateFormat.SimpleDate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mpleDateFormat.toLocalized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mpleDateFormat.to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mpleDateFormat.set2DigitYearStart( java . util . Dat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mpleDateFormat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mpleDateFormat.setDateFormatSymbols( java . text . DateFormatSymbols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mpleDateFormat.SimpleDateFormat( java . lang . String var0 , java . text . DateFormatSymbols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mpleDateFormat.SimpleDateFormat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